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font-name="Courier New" fo:font-size="10pt" style:text-underline-style="none" fo:font-weight="bold" style:font-size-asian="10pt" style:font-weight-asian="bold" style:font-size-complex="10pt" style:font-weight-complex="bold"/>
    </style:style>
    <style:style style:name="P4"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fo:font-size="10pt" style:text-underline-style="none" fo:font-weight="bold" style:font-size-asian="10pt" style:font-weight-asian="bold" style:font-size-complex="10pt"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list-style-name="L1">
      <style:text-properties style:text-underline-style="none" fo:font-weight="normal" style:font-weight-asian="normal" style:font-weight-complex="normal"/>
    </style:style>
    <style:style style:name="P9" style:family="paragraph" style:parent-style-name="Standard" style:list-style-name="L2">
      <style:text-properties style:text-underline-style="none" fo:font-weight="normal" style:font-weight-asian="normal" style:font-weight-complex="normal"/>
    </style:style>
    <style:style style:name="P10" style:family="paragraph" style:parent-style-name="Standard">
      <style:text-properties style:font-name="Courier New" fo:font-size="10pt" style:text-underline-style="none" fo:font-weight="bold" style:font-size-asian="10pt" style:font-weight-asian="bold" style:font-size-complex="10pt" style:font-weight-complex="bold"/>
    </style:style>
    <style:style style:name="P11"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font-name="Courier New"/>
    </style:style>
    <style:style style:name="T4" style:family="text">
      <style:text-properties style:font-name="Courier New" fo:font-size="10pt" style:text-underline-style="none" fo:font-weight="bold" style:font-size-asian="10pt" style:font-weight-asian="bold" style:font-size-complex="10pt" style:font-weight-complex="bold"/>
    </style:style>
    <style:style style:name="T5" style:family="text">
      <style:text-properties style:font-name="Courier New" fo:font-size="10pt" style:text-underline-style="none" fo:font-weight="normal" style:font-size-asian="10pt" style:font-weight-asian="normal" style:font-size-complex="10pt" style:font-weight-complex="normal"/>
    </style:style>
    <style:style style:name="T6"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style:text-underline-style="solid" style:text-underline-width="auto" style:text-underline-color="font-color"/>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2"/>
      <text:p text:style-name="P2">The ultimate aim of the project is to be able to notify a course instructor about the difficulties that the students may be facing in the videos of that course. It is quite possible, depending on the course material and the method of presentation, that the lecture videos may be incomprehensible for the students participating in the course. So, it is the duty of the data analytics modules in the platform to make the instructor aware of such trends through notifications or concerned statistics or visualizations. This project aims to observe from the behavior of the students with respect to how they are watching the videos, and determine from it which videos, and especially which regions of areas of the videos have been perplexing the students most notably. The instructor can then do the necessary in order to alleviate this problem through course content modification, such addition of extra videos or practice problems, or even scheduling discussion sessions for those topics.</text:p>
      <text:p text:style-name="P2"/>
      <text:p text:style-name="P2">The broad functioning of the system would be as follows. The system would periodically go through the log data generated for the platform for every single video, and process it to determine the difficult areas in the corresponding videos on the basis of different parameters such as the amount of views for the different regions of the videos, time spent, etc. Then, it would compare these performances over all of the videos, and determine a trend of watching the videos; based on which, it would be able to tell, or classify whether a video has been deemed by the students as too difficult or just perfect for the students. [Similarly, we could determine whether a video is deemed to be redundant or unnecessary by the students, by focusing on the regions and videos having lesser views and accesses.]</text:p>
      <text:p text:style-name="P2"/>
      <text:p text:style-name="P1">y. Description of the tables used for modelling</text:p>
      <text:p text:style-name="P2"/>
      <text:p text:style-name="P2"/>
      <text:p text:style-name="P2"/>
      <text:p text:style-name="P1">x. Feature data collection</text:p>
      <text:p text:style-name="P2">In order for us to determine the model on which we were to base our system, we drew our data from the <text:s/>IITBombayX log files, which were cleaned and made appropriately accessible through MySQL queries. <text:s/>For our purpose, we designed specified queries and processed upon this data in order to extract the features that we required. These features included the following:</text:p>
      <text:p text:style-name="P2"/>
      <text:list xml:id="list1430355076" text:style-name="L1">
        <text:list-item>
          <text:p text:style-name="P8">count of the number of times the different regions of the videos were accessed by the different students.</text:p>
        </text:list-item>
        <text:list-item>
          <text:p text:style-name="P8">total duration spent on the video by the student.</text:p>
        </text:list-item>
      </text:list>
      <text:p text:style-name="P2"/>
      <text:p text:style-name="P1">x.1 Video length extraction using Google YouTube API</text:p>
      <text:p text:style-name="P1"/>
      <text:p text:style-name="P2">In order to determine a way to measure the relative amount of time spent by the student on a particular video (such as the fraction of the video playing time). So, an additional work was done to extract the actual duration of the videos on the all courses using the YouTube id's available for the videos in the CourseVideos table. The lengths of the videos extracted from the JSON style strings returned by the Google APIs processed into float values, and the result stored in a new column in the tables, called 'videolength' through a Python script.</text:p>
      <text:p text:style-name="P2"/>
      <text:p text:style-name="P2">It should be noted here that the Google API requires an authorisation key to be supplied by the developer or the program in order to access the API. For the script used, I have hard-coded a developer key I obtained from the service, and it can be used effectively, subject to certain daily quota restrictions (50,000,000 calls per day, 3000 calls/second/user).</text:p>
      <text:p text:style-name="P2"><text:soft-page-break/></text:p>
      <text:p text:style-name="P2">The Google YouTube API basically sends GET requests online to the API together with the video id and the fields of the 'video' element that it has to return. For our case, we required only the contentDetails attribute of the video element, in which, the value corresponding to the key 'duration' gave us the duration of the video in a ISO 8601 format (PT59M59S). This was processed and converted to a float value, which was then stored in the MySQL table through the script using a MySQL connector for Python.</text:p>
      <text:p text:style-name="P2"/>
      <text:p text:style-name="P1">x.2 Cleaning of unnecessary logs and feature data extraction</text:p>
      <text:p text:style-name="P2"/>
      <text:p text:style-name="P2">A first step involved exploration of the log events and the associated attributes of the logs, to identify the features that we would require to identify each video element for each course, each video event, and to extract the data.</text:p>
      <text:p text:style-name="P2"/>
      <text:p text:style-name="P2">The determination of the data for the corresponding features were done as follows. It should be said at this point that the log data for the video events were recorded very accurately, and even pulsed several times per second of our real world clocks. This resulted in several events being recorded with identical values of the same parameters. Therefore, we designed queries to filter out this data so that we could reduce the number of log instances to a comprehensible number.</text:p>
      <text:p text:style-name="P2"/>
      <text:p text:style-name="P2">To start with, we first focused our search on videos belonging only to the CS101.1x course. This course alone had 155 videos, out of the nearly 1600 videos of all the courses that are currently provided on the platform. In order to further restrict our search for designing the model, we selected the video with the most number of views, based on the log data, and then selected the user who has accessed that video the most number of times. The end result of this process was a sufficient amount of log data for a single user viewing a single video of a particular course, which would provide enough insight into the patterns of general behaviour of a student or learner. The data was further refined through constraints in our queries, which helped to remove instances of events which had the same value for all attributes, simply because they were all representative of the same event, pulsed several times per second, as mentioned before. Following this step, programs were written to extract the necessary data from the entries returned by the queries.</text:p>
      <text:p text:style-name="P2"/>
      <text:p text:style-name="P2">Some of the queries we used are as follows (for MySQL):</text:p>
      <text:p text:style-name="P2"/>
      <text:list xml:id="list161815003" text:style-name="L2">
        <text:list-item>
          <text:p text:style-name="P9">Get the top 50 most watched videos in the CS101.1x course:</text:p>
        </text:list-item>
      </text:list>
      <text:p text:style-name="P2"><text:tab/></text:p>
      <text:p text:style-name="P3"><text:tab/>select t.*, CV.videoUTubeId, CV.videolength</text:p>
      <text:p text:style-name="P3"><text:tab/>from ( <text:tab/></text:p>
      <text:p text:style-name="P6"><text:span text:style-name="T3"><text:tab/><text:tab/>select moduleSysName, count(eventName) </text:span><text:span text:style-name="T8">eventCount</text:span></text:p>
      <text:p text:style-name="P3"><text:tab/><text:tab/>from UserSessionOldLog</text:p>
      <text:p text:style-name="P3"><text:tab/><text:tab/>where courseName='CS101.1x' </text:p>
      <text:p text:style-name="P3"><text:tab/><text:tab/><text:tab/>and moduleSysName is not NULL</text:p>
      <text:p text:style-name="P3"><text:tab/><text:tab/><text:tab/>and eventType='video'</text:p>
      <text:p text:style-name="P3"><text:tab/><text:tab/>group by moduleSysName order by eventCount desc limit 50</text:p>
      <text:p text:style-name="P6"><text:span text:style-name="T3"><text:tab/><text:tab/>) </text:span><text:span text:style-name="T8">t</text:span><text:span text:style-name="T3">,</text:span></text:p>
      <text:p text:style-name="P3"><text:tab/><text:tab/>(</text:p>
      <text:p text:style-name="P3"><text:tab/><text:tab/>select * from CourseVideos where courseName='CS101.1x'</text:p>
      <text:p text:style-name="P6"><text:span text:style-name="T3"><text:tab/><text:tab/>) </text:span><text:span text:style-name="T8">CV</text:span></text:p>
      <text:p text:style-name="P3"><text:tab/>where t.moduleSysName = CV.videoSysName</text:p>
      <text:p text:style-name="P3"><text:tab/>order by eventCount desc;</text:p>
      <text:list xml:id="list1719828415" text:continue-numbering="true" text:style-name="L2">
        <text:list-header>
          <text:p text:style-name="P9"/>
        </text:list-header>
        <text:list-item>
          <text:p text:style-name="P9"><text:soft-page-break/>The highest watched video was videoSysId '67a8559582864d6a8148e2ef5c997e8f', and the number of viewers in descending order of activity were found as follows:</text:p>
        </text:list-item>
      </text:list>
      <text:p text:style-name="P2"/>
      <text:p text:style-name="Standard"><text:span text:style-name="T2"><text:tab/></text:span><text:span text:style-name="T4">select userName, count(eventName) </text:span><text:span text:style-name="T6">watched</text:span></text:p>
      <text:p text:style-name="P3"><text:tab/>from UserSessionOldLog</text:p>
      <text:p text:style-name="P3"><text:tab/>where courseName='CS101.1x' and</text:p>
      <text:p text:style-name="P3"><text:tab/><text:tab/>moduleSysName='67a8559582864d6a8148e2ef5c997e8f'</text:p>
      <text:p text:style-name="P3"><text:tab/>group by userName order by watched desc limit 10;</text:p>
      <text:p text:style-name="P2"><text:tab/></text:p>
      <text:list xml:id="list511155028" text:continue-numbering="true" text:style-name="L2">
        <text:list-item>
          <text:p text:style-name="P9">The user with the highest activity on the video is 'AnitaB', so we look at the log activity of AnitaB on this video (Note that this is the final query which removes identical instances of events, and shows unique events occurring at the same time. To get the query which returns all the unfiltered log events, we simply remove the 'group by' clause entirely)</text:p>
          <text:p text:style-name="P9"/>
        </text:list-item>
      </text:list>
      <text:p text:style-name="P2"><text:tab/><text:span text:style-name="T7">select distinct lmsUserId, eventName, oldVideoTime,</text:span></text:p>
      <text:p text:style-name="P3"><text:tab/><text:tab/><text:tab/><text:tab/>currVideoTime, createDateTime </text:p>
      <text:p text:style-name="P3"><text:tab/>from UserSessionOldLog</text:p>
      <text:p text:style-name="P3"><text:tab/>where eventType ='video' and </text:p>
      <text:p text:style-name="P3"><text:tab/><text:tab/>courseName ='CS101.1x' and </text:p>
      <text:p text:style-name="P3"><text:tab/><text:tab/>userName ='AnitaB' and moduleSysName='67a8559582864d6a8148e2ef5c997e8f'</text:p>
      <text:p text:style-name="P3"><text:tab/>group by createDateTime, eventName</text:p>
      <text:p text:style-name="P3"><text:tab/>order by createDateTime;</text:p>
      <text:p text:style-name="P2"/>
      <text:p text:style-name="P2">We further cleaned up the query results by eliminating the events pulsed at different real world clock times, for which all the events were similar to a very high degree. A program was written in order to eliminate such rows, instead of using a join operation as the join operation would take a longer amount of time (given the large number of events), and furthermore, it could be afforded, as the data was only required for the video once in a specified period (generally, a day), and so this computation could be done without much hassle. The following is a simple description of the criteria used to filter out unnecessary data from the results of the query (which returned a tuple having the fields eventName, oldVideoTime, currVideoTime, createDateTime) by comparing the rows pairwise, in order of the createDateTime field (say here, activity1 and activity2):</text:p>
      <text:p text:style-name="P2"/>
      <text:p text:style-name="P3">if not (( activity1.eventName == activity2.eventName ) and <text:tab/>( activity1.oldVideoTime == activity2.oldVideoTime ) and <text:tab/>( activity1.currVideoTime == activity2.currVideoTime ))</text:p>
      <text:p text:style-name="P3">{<text:tab/></text:p>
      <text:p text:style-name="P3"><text:tab/>Then keep the video in the final list of rows.</text:p>
      <text:p text:style-name="P3">}</text:p>
      <text:p text:style-name="P3">else Discard</text:p>
      <text:p text:style-name="P6"/>
      <text:p text:style-name="P2">Following this, we were able to get a cleaned, concise view of the activity of users for that video. This usually contained a much more manageable number of rows than the original data, which could be efficiently processed via a program as well as examined manually. Now, we proceeded to design an algorithm to extract this data from the log files, examined in order of the createDateTime field in the tuples. We aimed to cover all the tuples in the result in a single traversal, and calculate the data for the different features for the video. </text:p>
      <text:p text:style-name="P2"/>
      <text:p text:style-name="P2">In order to capture the different regions in the video that were visited by a user (and subsequently, all the users), we divided the entire duration of the video into a number of timeFrames, each of which was of width 5 secs. So, the time frames were like: 0-5esecs, 5-10secs, etc. Each of this timeFrames were like a bucket, which were incremented each time.</text:p>
      <text:p text:style-name="P2"><text:soft-page-break/></text:p>
      <text:p text:style-name="P2">The following is a pseudocode of the algorithm we designed to select and eliminate the log events.</text:p>
      <text:p text:style-name="P2"/>
      <text:p text:style-name="P3">Pseudocode:</text:p>
      <text:p text:style-name="P3"/>
      <text:p text:style-name="P4">//activityClean is the cleaned list of the results of the queries</text:p>
      <text:p text:style-name="P4">//timeWatched stores the time spent on the video so far, in terms of the seconds in the video.</text:p>
      <text:p text:style-name="P4">//flagPlayPause a flag used to determine the status of the video</text:p>
      <text:p text:style-name="P4">//oVT Stores Old video time </text:p>
      <text:p text:style-name="P4">//cVT Stores Current video time - useful for calculating the time spent on a video and the regions visited during a watch </text:p>
      <text:p text:style-name="P4">//oldOVT Stores the old video time before the event changed.</text:p>
      <text:p text:style-name="P4"/>
      <text:p text:style-name="P3">===Start===</text:p>
      <text:p text:style-name="P3">For every event in activityClean:</text:p>
      <text:p text:style-name="P3"><text:tab/>if the event is 'load_video': </text:p>
      <text:p text:style-name="P3"><text:tab/><text:tab/>if video is 'playing': </text:p>
      <text:p text:style-name="P3"><text:tab/><text:tab/><text:tab/><text:span text:style-name="T1">//means video playing was interrupted.</text:span></text:p>
      <text:p text:style-name="P3"><text:tab/><text:tab/><text:tab/>set timeWatched=timeWatched+(oVT-oldOVT) </text:p>
      <text:p text:style-name="P4"><text:tab/><text:tab/><text:tab/>//all the regions in (oldOVT to oVT) have been visited; so, increment the count by 1 for all the regions</text:p>
      <text:p text:style-name="P3"><text:tab/><text:tab/><text:tab/>update_all_buckets(oldOVT, oVT) </text:p>
      <text:p text:style-name="P3"><text:tab/><text:tab/>else: </text:p>
      <text:p text:style-name="P4"><text:tab/><text:tab/><text:tab/>//video is just starting</text:p>
      <text:p text:style-name="P3"><text:tab/><text:tab/><text:tab/>status of video is 'paused'</text:p>
      <text:p text:style-name="P3"><text:tab/><text:tab/><text:tab/>set oldOVT,oVT,cVT=0.0,0.0,0.0</text:p>
      <text:p text:style-name="P3"><text:tab/> </text:p>
      <text:p text:style-name="P3"><text:tab/>elif event is 'play_video': </text:p>
      <text:p text:style-name="P3"><text:tab/><text:tab/>if video is 'paused': </text:p>
      <text:p text:style-name="P3"><text:tab/><text:tab/><text:tab/>set status to 'playing' </text:p>
      <text:p text:style-name="P3"><text:tab/><text:tab/><text:tab/><text:span text:style-name="T1">//store the time where it was prior to starting</text:span></text:p>
      <text:p text:style-name="P3"><text:tab/><text:tab/><text:tab/>oldOVT=oVT </text:p>
      <text:p text:style-name="P3"><text:tab/><text:tab/><text:tab/>set oVT = currVideoTime of the log entry</text:p>
      <text:p text:style-name="P3"><text:tab/><text:tab/><text:span text:style-name="T1">//Do not process successive play video events, </text:span></text:p>
      <text:p text:style-name="P4"><text:tab/><text:tab/>//as the video is already playing.</text:p>
      <text:p text:style-name="P3"><text:tab/> </text:p>
      <text:p text:style-name="P3"><text:tab/>elif event is 'pause_video': </text:p>
      <text:p text:style-name="P3"><text:tab/><text:tab/>if video is 'playing': </text:p>
      <text:p text:style-name="P3"><text:tab/><text:tab/><text:tab/>set status to 'paused' </text:p>
      <text:p text:style-name="P3"><text:tab/><text:tab/><text:tab/><text:span text:style-name="T1">//get the current time of pause from the entry.</text:span></text:p>
      <text:p text:style-name="P3"><text:tab/><text:tab/><text:tab/>Set cVT to entry.currVideoTime</text:p>
      <text:p text:style-name="P3"><text:tab/><text:tab/><text:tab/><text:span text:style-name="T1">//add time watched to the duration spent on the video</text:span></text:p>
      <text:p text:style-name="P3"><text:tab/><text:tab/><text:tab/>set timeWatched = timeWatched + ( cVT – oVT ) </text:p>
      <text:p text:style-name="P3"><text:tab/><text:tab/><text:tab/><text:span text:style-name="T1">//all the regions in (oVT to cVT) have been visited; </text:span></text:p>
      <text:p text:style-name="P4"><text:tab/><text:tab/><text:tab/>//so, increment the count by 1 for all the regions</text:p>
      <text:p text:style-name="P3"><text:tab/><text:tab/><text:tab/>update_all_buckets(oVT, cVT) </text:p>
      <text:p text:style-name="P4"><text:tab/><text:tab/>//Do not process successive pause video events, </text:p>
      <text:p text:style-name="P4"><text:tab/><text:tab/>//as the video is already paused.</text:p>
      <text:p text:style-name="P3"><text:tab/> </text:p>
      <text:p text:style-name="P3"><text:tab/>elif event is 'seek_video': </text:p>
      <text:p text:style-name="P3"><text:tab/><text:tab/>if video is 'playing': </text:p>
      <text:p text:style-name="P3"><text:tab/><text:tab/><text:tab/><text:span text:style-name="T1">//add time watched to the duration spent on the video</text:span></text:p>
      <text:p text:style-name="P3"><text:tab/><text:tab/><text:tab/>set timeWatched = timeWatched +( event.oldVideoTime – oldOVT ) </text:p>
      <text:p text:style-name="P3"><text:tab/><text:tab/><text:tab/><text:span text:style-name="T1">//all the regions in (oVT to event.oldVideoTime) have been </text:span></text:p>
      <text:p text:style-name="P4"><text:tab/><text:tab/><text:tab/>//visited; so, increment the count by 1 for all the regions</text:p>
      <text:p text:style-name="P3"><text:tab/><text:tab/><text:tab/>update_all_buckets(oldOVT, event.oldVideoTime) </text:p>
      <text:p text:style-name="P3"><text:tab/><text:tab/><text:tab/>set oldOVT to event.oldVideoTime</text:p>
      <text:p text:style-name="P3"><text:tab/><text:tab/><text:tab/>set oVT to event.currVideoTime</text:p>
      <text:p text:style-name="P3"><text:soft-page-break/></text:p>
      <text:p text:style-name="P3"><text:tab/><text:tab/>elif video is 'paused': </text:p>
      <text:p text:style-name="P3"><text:tab/><text:tab/><text:tab/><text:span text:style-name="T1">//set the current video position and the position of start of </text:span></text:p>
      <text:p text:style-name="P4"><text:tab/><text:tab/><text:tab/>//last play, and get ready for next play event.</text:p>
      <text:p text:style-name="P3"><text:tab/><text:tab/><text:tab/>set oldOVT to to event.oldVideoTime </text:p>
      <text:p text:style-name="P3"><text:tab/><text:tab/><text:tab/>set oVT to event.currVideoTime</text:p>
      <text:p text:style-name="P3"/>
      <text:p text:style-name="P3"/>
      <text:p text:style-name="P3">def function:update_all_buckets(start_time, end_time, timeFrameBuckets)</text:p>
      <text:p text:style-name="P4">//timeFrameBuckets is the list of all the buckets of the timeFrames for the video</text:p>
      <text:p text:style-name="P4">//start_time, end_time indicates the region of the video which covers the time</text:p>
      <text:p text:style-name="P4">//frames</text:p>
      <text:p text:style-name="P3"><text:tab/>for each timeFrame in timeFrameBuckets</text:p>
      <text:p text:style-name="P3"><text:tab/>[ timeFrameOf(begin_time), timeFrameOf(end_time) ]:</text:p>
      <text:p text:style-name="P3"><text:tab/><text:tab/><text:span text:style-name="T1">//Increase the count for the timeFrames, as they have been visited once</text:span></text:p>
      <text:p text:style-name="P3"><text:tab/><text:tab/>countEvents(timeFrame)++;</text:p>
      <text:p text:style-name="P3"><text:tab/></text:p>
      <text:p text:style-name="P3"><text:tab/><text:span text:style-name="T1">//Now, for each timeFrame, add the time spent in that timeFrame by the user</text:span></text:p>
      <text:p text:style-name="P3"><text:span text:style-name="T1"><text:tab/></text:span>if timeFrame(begin_time) == timeFrame(end_time):</text:p>
      <text:p text:style-name="P3"><text:tab/><text:tab/>timeFrame[begin_time] += end_time – begin_time</text:p>
      <text:p text:style-name="P3"><text:tab/>else:</text:p>
      <text:p text:style-name="P3"><text:tab/><text:tab/>Take difference of time between:</text:p>
      <text:p text:style-name="P3"><text:tab/><text:tab/>i) <text:tab/>begin_time and upperbound of timeFrame[begin_time], add to</text:p>
      <text:p text:style-name="P3"><text:tab/><text:tab/><text:tab/>timeFrame[begin_time]</text:p>
      <text:p text:style-name="P3"><text:tab/><text:tab/>ii)<text:tab/>end_time and lowerbound of timeFrame[end_time], add to </text:p>
      <text:p text:style-name="P3"><text:tab/><text:tab/><text:tab/>timeFrame[end_time]</text:p>
      <text:p text:style-name="P3"><text:tab/><text:tab/>iii)<text:tab/>Add the timeFrameSize to all the intermediate timeFrames</text:p>
      <text:p text:style-name="Standard"><text:span text:style-name="T4"><text:tab/><text:tab/><text:tab/></text:span><text:span text:style-name="T5">//As they have already been covered.</text:span></text:p>
      <text:p text:style-name="P3"/>
      <text:p text:style-name="P3">===End===</text:p>
      <text:p text:style-name="P3"/>
      <text:p text:style-name="P2">From the timeWatched variable, we can get the total time spent on the video by the student; and from the timeFrameBuckets list, we can get the count for the accesses to different regions of the video. The process is thus continued for all the users for a particular video, and ultimately, for all the videos in a particular course. As a sample, we first tested this on the top 10 most watched videos in the CS101.1x course, and on the top 50 viewers for the corresponding videos. The queries used to find the list of the videos and the users are similar to the ones we have used before for extracting the data for a single video and for a single user.</text:p>
      <text:p text:style-name="P2"/>
      <text:p text:style-name="P2">A summary of the data can be shown as follows.</text:p>
      <text:p text:style-name="P2"/>
      <text:p text:style-name="P2">&lt;summary table&gt;</text:p>
      <text:p text:style-name="P2"/>
      <text:p text:style-name="P2">&lt;continued&gt;</text:p>
      <text:p text:style-name="P1"/>
      <text:p text:style-name="P2">As a final output, we have been able to visualize this data in the form of two overlaying graphs. The X-axis for both the graphs gives the timeFrame for the single video, and the Y-axis for the two graphs are as follows:</text:p>
      <text:p text:style-name="P2"/>
      <text:p text:style-name="P2">i) The count of the number of accesses to this timeFrame by all the users who have seen this video.</text:p>
      <text:p text:style-name="P2">ii)The total time spent by all the users in a single timeFrame (how long they have seen this timeFrame; for example, through repeated seeks to this locatio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njoy Basak</meta:initial-creator>
    <meta:creation-date>2015-06-17T23:19:08</meta:creation-date>
    <dc:date>2015-06-23T01:02:39</dc:date>
    <dc:creator>Arinjoy Basak</dc:creator>
    <meta:editing-duration>PT17H27M18S</meta:editing-duration>
    <meta:editing-cycles>242</meta:editing-cycles>
    <meta:generator>LibreOffice/3.5$Linux_X86_64 LibreOffice_project/350m1$Build-2</meta:generator>
    <meta:document-statistic meta:table-count="0" meta:image-count="0" meta:object-count="0" meta:page-count="5" meta:paragraph-count="142" meta:word-count="2216" meta:character-count="13742" meta:non-whitespace-character-count="11429"/>
  </office:meta>
</office:document-meta>
</file>